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6.4709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48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b0f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313739" style:font-name="Cantarell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T2" style:family="text">
      <style:text-properties fo:color="#00cccc"/>
    </style:style>
    <style:style style:name="T3" style:family="text">
      <style:text-properties fo:color="#000000" style:font-name="Calibri1" style:font-name-asian="WenQuanYi Zen Hei Sharp" style:font-name-complex="Lohit Devanagari"/>
    </style:style>
    <style:style style:name="T4" style:family="text">
      <style:text-properties style:font-name="Calibri" style:font-name-asian="WenQuanYi Zen Hei Sharp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ce6"/>
        <table:table-row table:style-name="ro3">
          <table:table-cell table:style-name="ce2" office:value-type="string" calcext:value-type="string">
            <text:p>This color</text:p>
          </table:table-cell>
          <table:table-cell table:style-name="ce6" office:value-type="string" calcext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his color</text:p>
          </table:table-cell>
          <table:table-cell table:style-name="ce6" office:value-type="string" calcext:value-type="string">
            <text:p>In progr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Gobu added these things</text:p>
          </table:table-cell>
          <table:table-cell table:style-name="ce4" office:value-type="string" calcext:value-type="string">
            <text:p>Prabhu added these things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1) python - all google tutorial class + practice small programs</text:p>
            <text:p><text:span text:style-name="T1"><text:a xlink:href="https://developers.google.com/edu/python/" xlink:type="simple">https://developers.google.com/edu/python/</text:a></text:span></text:p>
          </table:table-cell>
          <table:table-cell table:style-name="ce8"/>
          <table:table-cell table:number-columns-repeated="1022"/>
        </table:table-row>
        <table:table-row table:style-name="ro5">
          <table:table-cell table:style-name="ce2" office:value-type="string" calcext:value-type="string">
            <text:p>2) GIT</text:p>
            <text:p>i) Register in github</text:p>
            <text:p>ii) Cloning an existing repository</text:p>
            <text:p>Iii) Make local changes</text:p>
            <text:p>iv) Commit changes</text:p>
            <text:p>v) Update repository (pull request)</text:p>
            <text:p><text:span text:style-name="T2">vi) Make local branches(Have some questions. Will ask gobu)</text:span>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6">
          <table:table-cell table:style-name="ce6" office:value-type="string" calcext:value-type="string">
            <text:p>3) Learn robotello automation framework and<text:span text:style-name="T2"> testimony automation tool</text:span></text:p>
          </table:table-cell>
          <table:table-cell table:style-name="ce7" office:value-type="string" calcext:value-type="string">
            <text:p>1) Learn argparse</text:p>
          </table:table-cell>
          <table:table-cell table:style-name="ce8" office:value-type="string" calcext:value-type="string">
            <text:p><text:a xlink:href="http://docs.python.org/2/howto/argparse.html" xlink:type="simple">http://docs.python.org/2/howto/argparse.html</text:a>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4) More practice programs in python</text:p>
            <text:p>i) Find python exercises in internet</text:p>
          </table:table-cell>
          <table:table-cell table:style-name="ce7" office:value-type="string" calcext:value-type="string">
            <text:p>2) Learn object oriented </text:p>
            <text:p>And write some programs</text:p>
          </table:table-cell>
          <table:table-cell table:style-name="ce10" office:value-type="string" calcext:value-type="string">
            <text:p><text:a xlink:href="http://www.tutorialspoint.com/python/python_classes_objects.htm" xlink:type="simple">http://www.tutorialspoint.com/python/python_classes_objects.htm
http://www.youtube.com/watch?v=iyXyxvs-544</text:a>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5) Small pet projects in python in free time</text:p>
            <text:p>1) Currently working with extracting video list from youtube.</text:p>
            <text:p><text:span text:style-name="T3">2) Extract news from different websites and write to a text file or excel file</text:span></text:p>
          </table:table-cell>
          <table:table-cell table:style-name="ce7" office:value-type="string" calcext:value-type="string">
            <text:p>3) How to write the output to a excel file.</text:p>
          </table:table-cell>
          <table:table-cell table:style-name="ce6" office:value-type="string" calcext:value-type="string">
            <text:p><text:a xlink:href="https://xlsxwriter.readthedocs.org/worksheet.html" xlink:type="simple">https://xlsxwriter.readthedocs.org/worksheet.html</text:a></text:p>
          </table:table-cell>
          <table:table-cell table:number-columns-repeated="1021"/>
        </table:table-row>
        <table:table-row table:style-name="ro8">
          <table:table-cell table:style-name="ce6" office:value-type="string" calcext:value-type="string">
            <text:p>6)</text:p>
            <text:p>i) Implement python automation at Ericsson to automate small tasks</text:p>
            <text:p>i) Use jenkins to run some python program periodically</text:p>
          </table:table-cell>
          <table:table-cell table:style-name="ce7" office:value-type="string" calcext:value-type="string">
            <text:p>4) How to write in colored </text:p>
            <text:p>and bold and etc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7) Python virtual environment (Have some questions. Will ask gopu)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8) PIP install</text:p>
          </table:table-cell>
          <table:table-cell table:style-name="ce3" office:value-type="string" calcext:value-type="string">
            <text:p>5)</text:p>
            <text:p>i)Develop webpage with python and django and host in openshift</text:p>
            <text:p>ii) Learn CSS and HTML to design webpage</text:p>
          </table:table-cell>
          <table:table-cell office:value-type="string" calcext:value-type="string">
            <text:p>http://www.youtube.com/watch?v=bRnm8f6Wavk</text:p>
          </table:table-cell>
          <table:table-cell office:value-type="string" calcext:value-type="string">
            <text:p><text:a xlink:href="http://www.youtube.com/watch?v=oT1A1KKf0SI" xlink:type="simple">http://www.youtube.com/watch?v=oT1A1KKf0SI</text:a>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9)</text:p>
            <text:p>Install fedora</text:p>
            <text:p><text:span text:style-name="T4">Install eclipse</text:span></text:p>
          </table:table-cell>
          <table:table-cell table:style-name="ce9" office:value-type="string" calcext:value-type="string">
            <text:p>1) Opening shells and </text:p>
            <text:p>working with shells in python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YouTube Data API: Python Code Samples</text:p>
          </table:table-cell>
          <table:table-cell table:style-name="ce8" office:value-type="string" calcext:value-type="string">
            <text:p><text:a xlink:href="https://developers.google.com/youtube/v3/code_samples/python#search_by_keyword" xlink:type="simple">https://developers.google.com/youtube/v3/code_samples/python#search_by_keyword</text:a>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<text:a xlink:href="http://www.tutorialspoint.com/python/python_database_access.htm" xlink:type="simple">http://www.tutorialspoint.com/python/python_database_access.htm</text:a>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How can I input data into a webpage</text:p>
          </table:table-cell>
          <table:table-cell table:style-name="ce8" office:value-type="string" calcext:value-type="string">
            <text:p><text:a xlink:href="http://stockrt.github.io/p/emulating-a-browser-in-python-with-mechanize/" xlink:type="simple">http://stockrt.github.io/p/emulating-a-browser-in-python-with-mechanize/</text:a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8" office:value-type="string" calcext:value-type="string">
            <text:p><text:a xlink:href="http://stackoverflow.com/questions/7047790/how-can-i-input-data-into-a-webpage-to-scrape-the-resulting-output-using-python" xlink:type="simple">http://stackoverflow.com/questions/7047790/how-can-i-input-data-into-a-webpage-to-scrape-the-resulting-output-using-python</text:a>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6" office:value-type="string" calcext:value-type="string">
            <text:p>Multithreading</text:p>
          </table:table-cell>
          <table:table-cell table:style-name="ce8" office:value-type="string" calcext:value-type="string">
            <text:p><text:a xlink:href="http://www.youtube.com/watch?v=CXQ3QoT5bdQ" xlink:type="simple">http://www.youtube.com/watch?v=CXQ3QoT5bdQ</text:a></text:p>
          </table:table-cell>
          <table:table-cell table:number-columns-repeated="1021"/>
        </table:table-row>
        <table:table-row table:style-name="ro6">
          <table:table-cell/>
          <table:table-cell table:style-name="ce6" office:value-type="string" calcext:value-type="string">
            <text:p>Python Gui programming</text:p>
          </table:table-cell>
          <table:table-cell table:style-name="ce8" office:value-type="string" calcext:value-type="string">
            <text:p><text:a xlink:href="http://www.tutorialspoint.com/python/python_gui_programming.htm" xlink:type="simple">http://www.tutorialspoint.com/python/python_gui_programming.htm</text:a>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00:00:01.191267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creator>suruprabhu </dc:creator>
    <dc:date>2014-03-09T15:21:20.323776964</dc:date>
    <meta:editing-cycles>20</meta:editing-cycles>
    <meta:editing-duration>PT26M35S</meta:editing-duration>
    <meta:generator>LibreOffice/4.1.3.2$Linux_x86 LibreOffice_project/410$Build-2</meta:generator>
    <meta:document-statistic meta:table-count="3" meta:cell-count="37" meta:object-count="0"/>
  </office:meta>
</office:document-meta>
</file>